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68cm" svg:y="1.091cm">
          <text:p text:style-name="P1"><text:span text:style-name="T1">jettyStart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858cm" svg:y="2.742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776cm" svg:y1="1.853cm" svg:x2="3.777cm" svg:y2="2.742cm" draw:start-shape="id1" draw:start-glue-point="6" draw:end-shape="id2" draw:end-glue-point="4" svg:d="m3776 1853 1 889" svg:viewBox="0 0 2 890">
          <text:p/>
        </draw:connector>
        <draw:custom-shape draw:style-name="gr1" draw:text-style-name="P3" xml:id="id3" draw:id="id3" draw:layer="layout" svg:width="3.26cm" svg:height="0.82cm" svg:x="5.913cm" svg:y="4.335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696cm" svg:y1="3.504cm" svg:x2="7.543cm" svg:y2="4.335cm" draw:start-shape="id2" draw:start-glue-point="7" draw:end-shape="id3" draw:end-glue-point="4" svg:d="m5696 3504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777cm" svg:y1="4.265cm" svg:x2="3.739cm" svg:y2="6.425cm" draw:start-shape="id2" draw:start-glue-point="6" draw:end-shape="id4" draw:end-glue-point="4" svg:d="m3777 4265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543cm" svg:y1="5.155cm" svg:x2="3.739cm" svg:y2="6.425cm" draw:start-shape="id3" draw:start-glue-point="6" draw:end-shape="id4" draw:end-glue-point="4" svg:d="m7543 5155v636h-3804v634" svg:viewBox="0 0 3805 1271">
          <text:p/>
        </draw:connector>
        <draw:custom-shape draw:style-name="gr1" draw:text-style-name="P3" xml:id="id4" draw:id="id4" draw:layer="layout" svg:width="4.773cm" svg:height="1.054cm" svg:x="1.352cm" svg:y="6.425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739cm" svg:y1="7.479cm" svg:x2="10.951cm" svg:y2="8.114cm" draw:start-shape="id4" draw:start-glue-point="6" draw:end-shape="id5" draw:end-glue-point="3" svg:d="m3739 7479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0.951cm" svg:y="13.636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739cm" svg:y1="7.479cm" svg:x2="3.776cm" svg:y2="9.088cm" draw:start-shape="id4" draw:start-glue-point="6" draw:end-shape="id6" draw:end-glue-point="4" svg:d="m3739 7479 37 1609" svg:viewBox="0 0 38 1610">
          <text:p/>
        </draw:connector>
        <draw:custom-shape draw:style-name="gr1" draw:text-style-name="P3" xml:id="id6" draw:id="id6" draw:layer="layout" svg:width="3.937cm" svg:height="1.171cm" svg:x="1.807cm" svg:y="9.088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64cm" svg:height="0.762cm" svg:x="10.951cm" svg:y="7.733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967cm" svg:y1="10.596cm" svg:x2="12.987cm" svg:y2="11.632cm" draw:start-shape="id7" draw:start-glue-point="6" draw:end-shape="id8" draw:end-glue-point="4" svg:d="m12967 10596 20 1036" svg:viewBox="0 0 21 1037">
          <text:p/>
        </draw:connector>
        <draw:custom-shape draw:style-name="gr5" draw:text-style-name="P3" xml:id="id10" draw:id="id10" draw:layer="layout" svg:width="4.826cm" svg:height="1.397cm" svg:x="10.57cm" svg:y="15.823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983cm" svg:y1="14.807cm" svg:x2="12.983cm" svg:y2="15.823cm" draw:start-shape="id9" draw:end-shape="id10" draw:end-glue-point="4" svg:d="m12983 14807v1016" svg:viewBox="0 0 1 1017">
          <text:p/>
        </draw:connector>
        <draw:custom-shape draw:style-name="gr1" draw:text-style-name="P2" xml:id="id13" draw:id="id13" draw:layer="layout" svg:width="5.334cm" svg:height="1.284cm" svg:x="1.172cm" svg:y="20.522cm">
          <text:p text:style-name="P1"><text:span text:style-name="T1">jettyStart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951cm" svg:y1="14.221cm" svg:x2="5.744cm" svg:y2="9.674cm" draw:start-shape="id9" draw:end-shape="id6" draw:end-glue-point="7" svg:d="m10951 14221-5207-4547" svg:viewBox="0 0 5208 454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1.078cm" svg:y="18.372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983cm" svg:y1="17.22cm" svg:x2="12.983cm" svg:y2="18.372cm" draw:start-shape="id10" draw:end-shape="id11" draw:end-glue-point="0" svg:d="m12983 17220v1152" svg:viewBox="0 0 1 1153">
          <text:p/>
        </draw:connector>
        <draw:custom-shape draw:style-name="gr1" draw:text-style-name="P3" xml:id="id12" draw:id="id12" draw:layer="layout" svg:width="3.81cm" svg:height="1.171cm" svg:x="1.934cm" svg:y="17.498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1.078cm" svg:y1="18.753cm" svg:x2="5.744cm" svg:y2="18.083cm" draw:start-shape="id11" draw:start-glue-point="5" draw:end-shape="id12" svg:d="m11078 18753-5334-670" svg:viewBox="0 0 5335 671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839cm" svg:y1="18.669cm" svg:x2="3.839cm" svg:y2="20.522cm" draw:start-shape="id12" draw:start-glue-point="6" draw:end-shape="id13" draw:end-glue-point="4" svg:d="m3839 18669v1853" svg:viewBox="0 0 1 1854">
          <text:p/>
        </draw:connector>
        <draw:custom-shape draw:style-name="gr5" draw:text-style-name="P3" xml:id="id8" draw:id="id8" draw:layer="layout" svg:width="4.326cm" svg:height="0.889cm" svg:x="10.824cm" svg:y="11.632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987cm" svg:y1="12.521cm" svg:x2="12.983cm" svg:y2="13.636cm" draw:start-shape="id8" draw:end-shape="id9" svg:d="m12987 12521-4 1115" svg:viewBox="0 0 5 1116">
          <text:p/>
        </draw:connector>
        <draw:connector draw:style-name="gr3" draw:text-style-name="P8" draw:layer="layout" draw:type="line" svg:x1="3.775cm" svg:y1="10.259cm" svg:x2="3.839cm" svg:y2="17.498cm" draw:start-shape="id6" draw:end-shape="id12" draw:end-glue-point="4" svg:d="m3775 10259 64 7239" svg:viewBox="0 0 65 7240">
          <text:p text:style-name="P1"><text:span text:style-name="T4"><text:s text:c="27"/></text:span></text:p>
        </draw:connector>
        <draw:custom-shape draw:style-name="gr5" draw:text-style-name="P3" xml:id="id7" draw:id="id7" draw:layer="layout" svg:width="3.683cm" svg:height="1.054cm" svg:x="11.126cm" svg:y="9.542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2.983cm" svg:y1="8.495cm" svg:x2="12.967cm" svg:y2="9.542cm" draw:start-shape="id5" draw:start-glue-point="6" draw:end-shape="id7" svg:d="m12983 8495-16 1047" svg:viewBox="0 0 17 1048">
          <text:p/>
        </draw:connector>
        <draw:custom-shape draw:style-name="gr6" draw:text-style-name="P8" xml:id="id14" draw:id="id14" draw:layer="layout" svg:width="3.81cm" svg:height="1.524cm" svg:x="11.967cm" svg:y="20.141cm">
          <text:p text:style-name="P1"><text:span text:style-name="T4">gradle jetty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5.777cm" svg:y1="20.903cm" svg:x2="15.396cm" svg:y2="16.522cm" draw:start-shape="id14" draw:end-shape="id10" draw:end-glue-point="7" svg:d="m15777 20903c753 0 943-4381-381-4381" svg:viewBox="0 0 972 4382">
          <text:p text:style-name="P1"><text:span text:style-name="T4">tc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21:01:21.614374761</dc:date>
    <dc:creator>Andrey Hihlovskiy</dc:creator>
    <meta:editing-duration>PT3H8M18S</meta:editing-duration>
    <meta:editing-cycles>60</meta:editing-cycles>
    <meta:generator>LibreOffice/4.1.3.2$Linux_X86_64 LibreOffice_project/410m0$Build-2</meta:generator>
    <meta:document-statistic meta:object-count="30"/>
  </office:meta>
</office:document-meta>
</file>